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62.64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15.79mm" fo:break-before="auto" style:use-optimal-row-height="false"/>
    </style:style>
    <style:style style:name="ro4" style:family="table-row">
      <style:table-row-properties style:row-height="14.73mm" fo:break-before="auto" style:use-optimal-row-height="false"/>
    </style:style>
    <style:style style:name="ro5" style:family="table-row">
      <style:table-row-properties style:row-height="29.47mm" fo:break-before="auto" style:use-optimal-row-height="false"/>
    </style:style>
    <style:style style:name="ro6" style:family="table-row">
      <style:table-row-properties style:row-height="2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74pt solid #000000" fo:padding="2.35mm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c0c0c0" style:text-align-source="fix" style:repeat-content="false" fo:border="0.74pt solid #000000" fo:padding="2.35mm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b0e0e6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 fo:border="0.74pt solid #000000" fo:padding="2.35mm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ffd700" style:text-align-source="fix" style:repeat-content="false" fo:border="0.74pt solid #000000" fo:padding="2.35mm" style:vertical-align="middl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3:Sheet1.E7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table:number-columns-repeated="2"/>
          <table:table-cell table:style-name="ce2" office:value-type="string" calcext:value-type="string" table:number-columns-spanned="3" table:number-rows-spanned="1">
            <text:p>LHS</text:p>
          </table:table-cell>
          <table:covered-table-cell table:number-columns-repeated="2" table:style-name="ce7"/>
        </table:table-row>
        <table:table-row table:style-name="ro3">
          <table:table-cell table:style-name="ce1"/>
          <table:table-cell table:style-name="ce4" office:value-type="string" calcext:value-type="string">
            <text:p>LHS=RHS</text:p>
          </table:table-cell>
          <table:table-cell table:style-name="ce3" office:value-type="string" calcext:value-type="string">
            <text:p>unbound,</text:p>
            <text:p>attributeless</text:p>
            <text:p>variable</text:p>
          </table:table-cell>
          <table:table-cell table:style-name="ce3" office:value-type="string" calcext:value-type="string">
            <text:p>unbound and</text:p>
            <text:p>attributed variable</text:p>
          </table:table-cell>
          <table:table-cell table:style-name="ce3" office:value-type="string" calcext:value-type="string">
            <text:p>non-variable</text:p>
            <text:p>(attributeless)</text:p>
          </table:table-cell>
        </table:table-row>
        <table:table-row table:style-name="ro4">
          <table:table-cell table:style-name="ce2" office:value-type="string" calcext:value-type="string" table:number-columns-spanned="1" table:number-rows-spanned="3">
            <text:p>RHS</text:p>
          </table:table-cell>
          <table:table-cell office:value-type="string" calcext:value-type="string">
            <text:p>unbound,</text:p>
            <text:p>attributeless</text:p>
            <text:p>variable</text:p>
          </table:table-cell>
          <table:table-cell table:style-name="ce5" office:value-type="string" calcext:value-type="string">
            <text:p>Unification</text:p>
            <text:p>where attributes</text:p>
            <text:p>are not involved</text:p>
          </table:table-cell>
          <table:table-cell table:style-name="ce6" office:value-type="string" calcext:value-type="string">
            <text:p>The hook is not called but</text:p>
            <text:p>the resulting “fused hole”</text:p>
            <text:p>has the attribute value of LHS</text:p>
          </table:table-cell>
          <table:table-cell table:style-name="ce5" office:value-type="string" calcext:value-type="string">
            <text:p>Unification</text:p>
            <text:p>where attributes</text:p>
            <text:p>are not involved</text:p>
          </table:table-cell>
        </table:table-row>
        <table:table-row table:style-name="ro5">
          <table:covered-table-cell table:style-name="ce3"/>
          <table:table-cell office:value-type="string" calcext:value-type="string">
            <text:p>unbound and</text:p>
            <text:p>attributed variable</text:p>
          </table:table-cell>
          <table:table-cell table:style-name="ce6" office:value-type="string" calcext:value-type="string">
            <text:p>The hook is not called</text:p>
            <text:p>but the resulting</text:p>
            <text:p>“fused hole”</text:p>
            <text:p>has the attribute</text:p>
            <text:p>value of RHS</text:p>
          </table:table-cell>
          <table:table-cell table:style-name="ce8" office:value-type="string" calcext:value-type="string">
            <text:p>attr_unify_hook(ATTV,PUV)</text:p>
            <text:p>is called with:</text:p>
            <text:p/>
            <text:p>ATTV : attribute value of RHS</text:p>
            <text:p>PUV   : fused hole with attribute</text:p>
            <text:p>            value of LHS</text:p>
          </table:table-cell>
          <table:table-cell table:style-name="ce9" office:value-type="string" calcext:value-type="string">
            <text:p><text:span text:style-name="T1">attr_unify_hook(ATTV,PUV)</text:span></text:p>
            <text:p><text:span text:style-name="T1">is called with:</text:span></text:p>
            <text:p/>
            <text:p>ATTV : attribute value of RHS</text:p>
            <text:p>PUV   : the LHS nonvar</text:p>
          </table:table-cell>
        </table:table-row>
        <table:table-row table:style-name="ro6">
          <table:covered-table-cell table:style-name="ce3"/>
          <table:table-cell office:value-type="string" calcext:value-type="string">
            <text:p>non-variable</text:p>
            <text:p>(attributeless)</text:p>
          </table:table-cell>
          <table:table-cell table:style-name="ce5" office:value-type="string" calcext:value-type="string">
            <text:p>Unification</text:p>
            <text:p>where attributes</text:p>
            <text:p>are not involved</text:p>
          </table:table-cell>
          <table:table-cell table:style-name="ce9" office:value-type="string" calcext:value-type="string">
            <text:p><text:span text:style-name="T1">attr_unify_hook(ATTV,PUV)</text:span></text:p>
            <text:p><text:span text:style-name="T1">is called with:</text:span></text:p>
            <text:p/>
            <text:p>ATTV : attribute value of LHS</text:p>
            <text:p>PUV   : the RHS nonvar</text:p>
          </table:table-cell>
          <table:table-cell table:style-name="ce5" office:value-type="string" calcext:value-type="string">
            <text:p>Unification</text:p>
            <text:p>where attributes</text:p>
            <text:p>are not involv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9:15:47.230040863</meta:creation-date>
    <dc:date>2020-09-16T10:42:47.794578752</dc:date>
    <meta:editing-duration>PT11H5M51S</meta:editing-duration>
    <meta:editing-cycles>2</meta:editing-cycles>
    <meta:generator>LibreOffice/6.2.8.2$Linux_X86_64 LibreOffice_project/20$Build-2</meta:generator>
    <meta:document-statistic meta:table-count="1" meta:cell-count="18" meta:object-count="0"/>
  </office:meta>
</office:document-meta>
</file>